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30000031B383765F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7cm" svg:height="12.956cm" draw:z-index="0"><draw:image xlink:href="Pictures/10000001000004130000031B383765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2T10:55:03.446974900</meta:creation-date>
    <dc:date>2026-01-22T10:55:24.377023000</dc:date>
    <meta:editing-duration>PT2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4.2$Windows_X86_64 LibreOffice_project/290daaa01b999472f0c7a3890eb6a550fd74c6df</meta:generator>
  </office:meta>
</office:document-meta>
</file>